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As a Web Developer I focus on creating rich user experiences with sleek graphics and clean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